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ea1" officeooo:paragraph-rsid="00073e14"/>
    </style:style>
    <style:style style:name="T1" style:family="text">
      <style:text-properties officeooo:rsid="00021c74"/>
    </style:style>
    <style:style style:name="T2" style:family="text">
      <style:text-properties officeooo:rsid="000363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чнемо з Стародавнього Вавилона. Тут воду наливали в довг<text:span text:style-name="T1">у</text:span> вузьк<text:span text:style-name="T1">у</text:span> посудину з отвором біля дна, з якого повільно витікала вода в <text:span text:style-name="T1">другу</text:span> посудину. Повністю спустошен<text:span text:style-name="T1">а</text:span> верхн<text:span text:style-name="T1">я</text:span> <text:span text:style-name="T1">посудина</text:span> і <text:span text:style-name="T1">вважалася</text:span> одиницею часу. Особливі люди, приставлені до цього годинника, повинні були стежити за цим процесом, звіщати про настання нової години і кілька разів в день переливати воду з нижньо<text:span text:style-name="T1">ї</text:span> <text:span text:style-name="T1">по</text:span>судини в <text:span text:style-name="T1">верхню</text:span>. Тепер перенесемося в <text:span text:style-name="T1">С</text:span>тародавній Китай. Тут була популярна інша конструкція. Чотири великі посудини <text:span text:style-name="T1">стояли </text:span>од<text:span text:style-name="T1">на</text:span> над інш<text:span text:style-name="T1">ою</text:span> на ступенях кам'яних сходів. У кожн<text:span text:style-name="T1">ій</text:span> <text:span text:style-name="T1">був </text:span>бічний отвір, через як<text:span text:style-name="T1">ий</text:span> вода поступово переливалася в нижч<text:span text:style-name="T1">у</text:span> посудину. У <text:span text:style-name="T1">ній</text:span> знаходилася лінійка з розподілами, які і вказували, як<text:span text:style-name="T1">а</text:span> зараз година дня. А що ж було в Стародавній Індії? Тут в широку ємність, наповнену водою, встановлювали менш<text:span text:style-name="T1">у</text:span> за розміром порожн<text:span text:style-name="T1">ю</text:span> посудину з отвором в дні. Протягом певного проміжку часу верхн<text:span text:style-name="T1">я</text:span> <text:span text:style-name="T1">по</text:span>судин<text:span text:style-name="T1">а</text:span> наповнюва<text:span text:style-name="T1">ла</text:span>ся водою, після чого тону<text:span text:style-name="T1">ла</text:span>. Це означало, що пройшов якийсь проміжок часу. Потім все повторювалося заново. Форма <text:span text:style-name="T1">по</text:span>судин відрізнялася різноманіттям і залежала лише від фантазії майстра. Наприклад, бу<text:span text:style-name="T1">в</text:span> відом<text:span text:style-name="T1">ий</text:span> годинник, як<text:span text:style-name="T1">ий</text:span> ма<text:span text:style-name="T1">в</text:span> форму корабля. Вельми незвично, правда? Якщо затонув один корабель, значить, <text:span text:style-name="T2">час</text:span> обідати, а затонуло три корабля - <text:span text:style-name="T2">час</text:span> спати. А тепер ми потрапимо з вами в Древній Єгипет. Тут на стінки <text:span text:style-name="T2">по</text:span>судин стали наносити ділення, які відповідали шкал<text:span text:style-name="T2">і</text:span> сонячного годинника. Але було виявлено, що позначки на обох годинниках не збігаються між собою. А все чому? Тому що в водяних годинниках вода витікала з посудини не завжди однаково - спершу швидше, а потім повільніше. Тиск самої води вплива<text:span text:style-name="T2">в</text:span> на швидкість витікання. В результаті доводилося наносити лінії на різній відстані од<text:span text:style-name="T2">на</text:span> від одно<text:span text:style-name="T2">ї</text:span>, і це було не зовсім зручно. Але єгипетські винахідники виправили цей недолік. Вони стали використовувати <text:span text:style-name="T2">по</text:span>судини у формі конуса. В цьому випадку вода стала витікати рівномірно, і ділення можна було робити на однаковій відстані одна від одної. Водяні годинники були і у стародавніх греків. У них вони отримали цікаву назву - клепсидра, що в перекладі з грецького означає "злодійка води". Греки використовували водяний годинник в абсолютно різних сферах діяльності. Наприклад, доктора з їх допомогою <text:span text:style-name="T2">рахували</text:span> пульс у хворих. Ще їх використовували під час публічних виступів, щоб <text:span text:style-name="T2">доповідачі</text:span> не захоплювалися занадто довгими промовами. А судді за допомогою клепсидри відміряли, скільки часу потрібно на вирішення справи. Вночі водяний годинник використову<text:span text:style-name="T2">вали</text:span> для зміни вартових.<text:line-break/>Вважається, що перший на землі будильник теж був водяним. І придумали його також стародавні греки. Наприклад, знаменитий давньогрецький філософ Платон побудував ось таку клепсидру, яка в певний час скликала учнів на заняття, видаючи мелодію флейти. Так придумали перший шкільний <text:span text:style-name="T2">дзвоник</text:span>. У Стародавньому Римі пристрій водяного годинника ста<text:span text:style-name="T2">в</text:span> більш просунутим. Наприклад, винайшли годинник зі стрілкою і циферблатом. Рух стрілки приводив в дію поплавок, який поступово піднімався під дією води, що поступає. Цей рух і передава<text:span text:style-name="T2">вся</text:span> механізму, який пересував стрілки на циферблаті.<text:line-break/>На відміну від сонячного годинника, водяними можна було користуватися в будь-який час доби. У давнину їх називали ще нічним годин<text:span text:style-name="T2">ником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8:19:30.189795056</meta:creation-date>
    <dc:date>2019-01-20T18:43:51.370175393</dc:date>
    <meta:editing-duration>PT3M22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1" meta:paragraph-count="1" meta:word-count="470" meta:character-count="3203" meta:non-whitespace-character-count="2734"/>
  </office:meta>
</office:document-meta>
</file>